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CB Calculator: https://www.digikey.com/en/resources/conversion-calculators/conversion-calculator-pcb-trace-wid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A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C ri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.6mm power tra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oz co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A 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C ri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mm power trac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sfet courtyard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trace spacing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3:.B14])" office:value-type="float" office:value="11.86" calcext:value-type="float">
            <text:p>11.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ld distance</text:p>
          </table:table-cell>
          <table:table-cell office:value-type="float" office:value="19.141" calcext:value-type="float">
            <text:p>19.141</text:p>
          </table:table-cell>
          <table:table-cell/>
        </table:table-row>
        <table:table-row table:style-name="ro1">
          <table:table-cell office:value-type="string" calcext:value-type="string">
            <text:p>new distance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" office:value-type="string" calcext:value-type="string">
            <text:p>savings</text:p>
          </table:table-cell>
          <table:table-cell table:style-name="ce1" table:formula="of:=[.B17]-[.B18]" office:value-type="float" office:value="6.641" calcext:value-type="float">
            <text:p>6.641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[.B19]*8" office:value-type="float" office:value="53.128" calcext:value-type="float">
            <text:p>53.128</text:p>
          </table:table-cell>
          <table:table-cell office:value-type="string" calcext:value-type="string">
            <text:p>!!!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x 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0</text:p>
          </table:table-cell>
          <table:table-cell table:formula="of:=[.B24]" office:value-type="float" office:value="43" calcext:value-type="float">
            <text:p>43</text:p>
          </table:table-cell>
          <table:table-cell table:formula="of:=[.C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table:formula="of:=[.B25]+[.B$18]" office:value-type="float" office:value="55.5" calcext:value-type="float">
            <text:p>55.5</text:p>
          </table:table-cell>
          <table:table-cell table:formula="of:=[.C25]+[.B$18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table:formula="of:=[.B26]+[.B$18]" office:value-type="float" office:value="68" calcext:value-type="float">
            <text:p>68</text:p>
          </table:table-cell>
          <table:table-cell table:formula="of:=[.C26]+[.B$18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table:formula="of:=[.B27]+[.B$18]" office:value-type="float" office:value="80.5" calcext:value-type="float">
            <text:p>80.5</text:p>
          </table:table-cell>
          <table:table-cell table:formula="of:=[.C27]+[.B$18]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table:formula="of:=[.B28]+[.B$18]" office:value-type="float" office:value="93" calcext:value-type="float">
            <text:p>93</text:p>
          </table:table-cell>
          <table:table-cell table:formula="of:=[.C28]+[.B$18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table:formula="of:=[.B29]+[.B$18]" office:value-type="float" office:value="105.5" calcext:value-type="float">
            <text:p>105.5</text:p>
          </table:table-cell>
          <table:table-cell table:formula="of:=[.C29]+[.B$18]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table:formula="of:=[.B30]+[.B$18]" office:value-type="float" office:value="118" calcext:value-type="float">
            <text:p>118</text:p>
          </table:table-cell>
          <table:table-cell table:formula="of:=[.C30]+[.B$1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table:formula="of:=[.B31]+[.B$18]" office:value-type="float" office:value="130.5" calcext:value-type="float">
            <text:p>130.5</text:p>
          </table:table-cell>
          <table:table-cell table:formula="of:=[.C31]+[.B$18]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table:formula="of:=[.B32]+[.B$18]" office:value-type="float" office:value="143" calcext:value-type="float">
            <text:p>143</text:p>
          </table:table-cell>
          <table:table-cell table:formula="of:=[.C32]+[.B$1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table:formula="of:=[.B33]+[.B$18]" office:value-type="float" office:value="155.5" calcext:value-type="float">
            <text:p>155.5</text:p>
          </table:table-cell>
          <table:table-cell table:formula="of:=[.C33]+[.B$18]"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table:formula="of:=[.B34]+[.B$18]" office:value-type="float" office:value="168" calcext:value-type="float">
            <text:p>168</text:p>
          </table:table-cell>
          <table:table-cell table:formula="of:=[.C34]+[.B$18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table:formula="of:=[.B35]+[.B$18]" office:value-type="float" office:value="180.5" calcext:value-type="float">
            <text:p>180.5</text:p>
          </table:table-cell>
          <table:table-cell table:formula="of:=[.C35]+[.B$18]" office:value-type="float" office:value="137.5" calcext:value-type="float">
            <text:p>13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2:05:44.7337693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16T07:41:31.089127205</meta:creation-date>
    <dc:date>2024-08-16T12:43:35.410228701</dc:date>
    <meta:editing-duration>PT42M23S</meta:editing-duration>
    <meta:editing-cycles>4</meta:editing-cycles>
    <meta:generator>LibreOffice/7.2.2.2$MacOSX_X86_64 LibreOffice_project/02b2acce88a210515b4a5bb2e46cbfb63fe97d56</meta:generator>
    <meta:document-statistic meta:table-count="1" meta:cell-count="64" meta:object-count="0"/>
  </office:meta>
</office:document-meta>
</file>